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1.78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1.532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9cm" fo:min-width="0.309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07cm" fo:min-width="0.257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734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24cm" svg:height="1.524cm" svg:x="8.62cm" svg:y="3.66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4" draw:id="id4" draw:layer="layout" svg:x1="8.593cm" svg:y1="2.651cm" svg:x2="10.271cm" svg:y2="2.651cm">
          <text:p/>
        </draw:line>
        <draw:line draw:style-name="gr3" draw:text-style-name="P2" xml:id="id1" draw:id="id1" draw:layer="layout" svg:x1="5.318cm" svg:y1="4.429cm" svg:x2="6.969cm" svg:y2="4.429cm">
          <text:p text:style-name="P1">S</text:p>
          <text:p text:style-name="P1"/>
        </draw:line>
        <draw:line draw:style-name="gr4" draw:text-style-name="P2" xml:id="id3" draw:id="id3" draw:layer="layout" svg:x1="11.484cm" svg:y1="4.429cm" svg:x2="13.008cm" svg:y2="4.429cm">
          <text:p/>
        </draw:line>
        <draw:connector draw:style-name="gr4" draw:text-style-name="P2" draw:layer="layout" draw:type="line" svg:x1="6.969cm" svg:y1="4.429cm" svg:x2="8.62cm" svg:y2="4.429cm" draw:start-shape="id1" draw:start-glue-point="1" draw:end-shape="id2" draw:end-glue-point="6" svg:d="M6969 4429h1651" svg:viewBox="0 0 1652 1">
          <text:p/>
        </draw:connector>
        <draw:connector draw:style-name="gr2" draw:text-style-name="P2" draw:layer="layout" draw:type="line" svg:x1="10.144cm" svg:y1="4.429cm" svg:x2="11.484cm" svg:y2="4.429cm" draw:start-shape="id2" draw:start-glue-point="10" draw:end-shape="id3" draw:end-glue-point="3" svg:d="M10144 4429h1340" svg:viewBox="0 0 1341 1">
          <text:p/>
        </draw:connector>
        <draw:connector draw:style-name="gr2" draw:text-style-name="P2" draw:layer="layout" draw:type="line" svg:x1="6.969cm" svg:y1="4.429cm" svg:x2="8.593cm" svg:y2="2.651cm" draw:start-shape="id1" draw:start-glue-point="1" draw:end-shape="id4" draw:end-glue-point="3" svg:d="M6969 4429l1624-1778" svg:viewBox="0 0 1625 1779">
          <text:p/>
        </draw:connector>
        <draw:connector draw:style-name="gr2" draw:text-style-name="P2" draw:layer="layout" draw:type="line" svg:x1="10.271cm" svg:y1="2.651cm" svg:x2="11.484cm" svg:y2="4.429cm" draw:start-shape="id4" draw:start-glue-point="1" draw:end-shape="id3" draw:end-glue-point="3" svg:d="M10271 2651l1213 1778" svg:viewBox="0 0 1214 1779">
          <text:p/>
        </draw:connector>
      </draw:page>
      <draw:page draw:name="page2" draw:style-name="dp1" draw:master-page-name="Default">
        <draw:custom-shape draw:style-name="gr5" draw:text-style-name="P2" xml:id="id8" draw:id="id8" draw:layer="layout" svg:width="2.286cm" svg:height="1.27cm" svg:x="6.874cm" svg:y="6.08cm">
          <text:p text:style-name="P1">digit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2.032cm" svg:height="1.27cm" svg:x="11.457cm" svg:y="7.812cm">
          <text:p text:style-name="P1">digit</text:p>
          <draw:enhanced-geometry svg:viewBox="0 0 21600 21600" draw:type="rectangle" draw:enhanced-path="M 0 0 L 21600 0 21600 21600 0 21600 0 0 Z N"/>
        </draw:custom-shape>
        <draw:line draw:style-name="gr2" draw:text-style-name="P2" xml:id="id5" draw:id="id5" draw:layer="layout" svg:x1="9.16cm" svg:y1="6.715cm" svg:x2="10.176cm" svg:y2="6.715cm">
          <text:p/>
        </draw:line>
        <draw:line draw:style-name="gr4" draw:text-style-name="P2" xml:id="id6" draw:id="id6" draw:layer="layout" svg:x1="14.621cm" svg:y1="6.715cm" svg:x2="16.145cm" svg:y2="6.715cm">
          <text:p/>
        </draw:line>
        <draw:connector draw:style-name="gr2" draw:text-style-name="P2" draw:layer="layout" draw:type="line" svg:x1="10.176cm" svg:y1="6.715cm" svg:x2="14.621cm" svg:y2="6.715cm" draw:start-shape="id5" draw:start-glue-point="1" draw:end-shape="id6" draw:end-glue-point="3" svg:d="M10176 6715h4445" svg:viewBox="0 0 4446 1">
          <text:p/>
        </draw:connector>
        <draw:connector draw:style-name="gr4" draw:text-style-name="P2" draw:layer="layout" draw:line-skew="-0.641cm" svg:x1="11.457cm" svg:y1="8.447cm" svg:x2="10.176cm" svg:y2="6.715cm" draw:start-shape="id7" draw:start-glue-point="3" draw:end-shape="id5" draw:end-glue-point="1" svg:d="M11457 8447h-1281v-1732" svg:viewBox="0 0 1282 1733">
          <text:p/>
        </draw:connector>
        <draw:connector draw:style-name="gr4" draw:text-style-name="P2" draw:layer="layout" draw:line-skew="0.566cm" svg:x1="14.621cm" svg:y1="6.715cm" svg:x2="13.489cm" svg:y2="8.447cm" draw:start-shape="id6" draw:start-glue-point="3" draw:end-shape="id7" draw:end-glue-point="1" svg:d="M14621 6715v1732h-1132" svg:viewBox="0 0 1133 1733">
          <text:p/>
        </draw:connector>
        <draw:connector draw:style-name="gr7" draw:text-style-name="P2" draw:layer="layout" draw:type="line" svg:x1="5.045cm" svg:y1="6.731cm" svg:x2="6.874cm" svg:y2="6.715cm" draw:end-shape="id8" draw:end-glue-point="3" svg:d="M5045 6731l1829-16" svg:viewBox="0 0 1830 17">
          <text:p text:style-name="P1">S <text:s text:c="2"/><text:s text:c="2"/></text:p>
          <text:p text:style-name="P1"/>
        </draw:connector>
        <draw:custom-shape draw:style-name="gr8" draw:text-style-name="P2" xml:id="id10" draw:id="id10" draw:layer="layout" svg:width="1.143cm" svg:height="1.143cm" svg:x="10.017cm" svg:y="10.5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1.143cm" svg:height="1.143cm" svg:x="10.017cm" svg:y="11.9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1.143cm" svg:height="1.143cm" svg:x="10.017cm" svg:y="13.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3" draw:id="id13" draw:layer="layout" svg:width="1.143cm" svg:height="1.143cm" svg:x="10.017cm" svg:y="14.79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143cm" svg:height="1.143cm" svg:x="10.017cm" svg:y="16.21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6" draw:id="id16" draw:layer="layout" svg:width="1.143cm" svg:height="1.143cm" svg:x="10.017cm" svg:y="17.63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7" draw:id="id17" draw:layer="layout" svg:width="1.143cm" svg:height="1.143cm" svg:x="10.017cm" svg:y="19.0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8" draw:id="id18" draw:layer="layout" svg:width="1.143cm" svg:height="1.143cm" svg:x="10.017cm" svg:y="20.4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1.143cm" svg:height="1.143cm" svg:x="10.017cm" svg:y="21.90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0" draw:id="id20" draw:layer="layout" svg:width="1.143cm" svg:height="1.143cm" svg:x="10.017cm" svg:y="23.3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xml:id="id9" draw:id="id9" draw:layer="layout" svg:x1="4.81cm" svg:y1="17.637cm" svg:x2="5.953cm" svg:y2="17.637cm">
          <text:p text:style-name="P1">digit <text:s text:c="4"/></text:p>
          <text:p text:style-name="P1"/>
        </draw:line>
        <draw:connector draw:style-name="gr4" draw:text-style-name="P2" draw:layer="layout" draw:type="line" svg:x1="5.953cm" svg:y1="17.637cm" svg:x2="10.017cm" svg:y2="11.097cm" draw:start-shape="id9" draw:start-glue-point="1" draw:end-shape="id10" draw:end-glue-point="6" svg:d="M5953 17637l4064-6540" svg:viewBox="0 0 4065 6541">
          <text:p/>
        </draw:connector>
        <draw:connector draw:style-name="gr4" draw:text-style-name="P2" draw:layer="layout" draw:type="line" svg:x1="5.953cm" svg:y1="17.637cm" svg:x2="10.017cm" svg:y2="12.52cm" draw:start-shape="id9" draw:start-glue-point="1" draw:end-shape="id11" draw:end-glue-point="6" svg:d="M5953 17637l4064-5117" svg:viewBox="0 0 4065 5118">
          <text:p/>
        </draw:connector>
        <draw:connector draw:style-name="gr4" draw:text-style-name="P2" draw:layer="layout" draw:type="line" svg:x1="5.953cm" svg:y1="17.637cm" svg:x2="10.017cm" svg:y2="13.942cm" draw:start-shape="id9" draw:start-glue-point="1" draw:end-shape="id12" draw:end-glue-point="6" svg:d="M5953 17637l4064-3695" svg:viewBox="0 0 4065 3696">
          <text:p/>
        </draw:connector>
        <draw:line draw:style-name="gr4" draw:text-style-name="P2" xml:id="id14" draw:id="id14" draw:layer="layout" svg:x1="14.716cm" svg:y1="17.51cm" svg:x2="16.24cm" svg:y2="17.51cm">
          <text:p/>
        </draw:line>
        <draw:connector draw:style-name="gr4" draw:text-style-name="P2" draw:layer="layout" draw:type="line" svg:x1="5.953cm" svg:y1="17.637cm" svg:x2="10.017cm" svg:y2="15.365cm" draw:start-shape="id9" draw:start-glue-point="1" draw:end-shape="id13" draw:end-glue-point="6" svg:d="M5953 17637l4064-2272" svg:viewBox="0 0 4065 2273">
          <text:p/>
        </draw:connector>
        <draw:connector draw:style-name="gr9" draw:text-style-name="P2" draw:layer="layout" draw:type="line" svg:x1="11.16cm" svg:y1="11.097cm" svg:x2="14.716cm" svg:y2="17.51cm" draw:start-shape="id10" draw:start-glue-point="10" draw:end-shape="id14" draw:end-glue-point="3" svg:d="M11160 11097l3556 6413" svg:viewBox="0 0 3557 6414">
          <text:p/>
        </draw:connector>
        <draw:connector draw:style-name="gr9" draw:text-style-name="P2" draw:layer="layout" draw:type="line" svg:x1="11.16cm" svg:y1="12.52cm" svg:x2="14.716cm" svg:y2="17.51cm" draw:start-shape="id11" draw:start-glue-point="10" draw:end-shape="id14" draw:end-glue-point="3" svg:d="M11160 12520l3556 4990" svg:viewBox="0 0 3557 4991">
          <text:p/>
        </draw:connector>
        <draw:connector draw:style-name="gr9" draw:text-style-name="P2" draw:layer="layout" draw:type="line" svg:x1="11.16cm" svg:y1="13.942cm" svg:x2="14.716cm" svg:y2="17.51cm" draw:start-shape="id12" draw:start-glue-point="10" draw:end-shape="id14" draw:end-glue-point="3" svg:d="M11160 13942l3556 3568" svg:viewBox="0 0 3557 3569">
          <text:p/>
        </draw:connector>
        <draw:connector draw:style-name="gr9" draw:text-style-name="P2" draw:layer="layout" draw:type="line" svg:x1="11.16cm" svg:y1="15.365cm" svg:x2="14.716cm" svg:y2="17.51cm" draw:start-shape="id13" draw:start-glue-point="10" draw:end-shape="id14" draw:end-glue-point="3" svg:d="M11160 15365l3556 2145" svg:viewBox="0 0 3557 2146">
          <text:p/>
        </draw:connector>
        <draw:connector draw:style-name="gr4" draw:text-style-name="P2" draw:layer="layout" draw:type="line" svg:x1="5.953cm" svg:y1="17.637cm" svg:x2="10.017cm" svg:y2="16.787cm" draw:start-shape="id9" draw:start-glue-point="1" draw:end-shape="id15" draw:end-glue-point="6" svg:d="M5953 17637l4064-850" svg:viewBox="0 0 4065 851">
          <text:p/>
        </draw:connector>
        <draw:connector draw:style-name="gr9" draw:text-style-name="P2" draw:layer="layout" draw:type="line" svg:x1="11.16cm" svg:y1="16.787cm" svg:x2="14.716cm" svg:y2="17.51cm" draw:start-shape="id15" draw:start-glue-point="10" draw:end-shape="id14" draw:end-glue-point="3" svg:d="M11160 16787l3556 723" svg:viewBox="0 0 3557 724">
          <text:p/>
        </draw:connector>
        <draw:connector draw:style-name="gr4" draw:text-style-name="P2" draw:layer="layout" draw:type="line" svg:x1="5.953cm" svg:y1="17.637cm" svg:x2="10.017cm" svg:y2="18.21cm" draw:start-shape="id9" draw:start-glue-point="1" draw:end-shape="id16" draw:end-glue-point="6" svg:d="M5953 17637l4064 573" svg:viewBox="0 0 4065 574">
          <text:p/>
        </draw:connector>
        <draw:connector draw:style-name="gr9" draw:text-style-name="P2" draw:layer="layout" draw:type="line" svg:x1="11.16cm" svg:y1="18.21cm" svg:x2="14.716cm" svg:y2="17.51cm" draw:start-shape="id16" draw:start-glue-point="10" draw:end-shape="id14" draw:end-glue-point="3" svg:d="M11160 18210l3556-700" svg:viewBox="0 0 3557 701">
          <text:p/>
        </draw:connector>
        <draw:connector draw:style-name="gr4" draw:text-style-name="P2" draw:layer="layout" draw:type="line" svg:x1="5.953cm" svg:y1="17.637cm" svg:x2="10.017cm" svg:y2="19.632cm" draw:start-shape="id9" draw:start-glue-point="1" draw:end-shape="id17" draw:end-glue-point="6" svg:d="M5953 17637l4064 1995" svg:viewBox="0 0 4065 1996">
          <text:p/>
        </draw:connector>
        <draw:connector draw:style-name="gr9" draw:text-style-name="P2" draw:layer="layout" draw:type="line" svg:x1="11.16cm" svg:y1="19.632cm" svg:x2="14.716cm" svg:y2="17.51cm" draw:start-shape="id17" draw:start-glue-point="10" draw:end-shape="id14" draw:end-glue-point="3" svg:d="M11160 19632l3556-2122" svg:viewBox="0 0 3557 2123">
          <text:p/>
        </draw:connector>
        <draw:connector draw:style-name="gr4" draw:text-style-name="P2" draw:layer="layout" draw:type="line" svg:x1="5.953cm" svg:y1="17.637cm" svg:x2="10.017cm" svg:y2="21.055cm" draw:start-shape="id9" draw:start-glue-point="1" draw:end-shape="id18" draw:end-glue-point="6" svg:d="M5953 17637l4064 3418" svg:viewBox="0 0 4065 3419">
          <text:p/>
        </draw:connector>
        <draw:connector draw:style-name="gr9" draw:text-style-name="P2" draw:layer="layout" draw:type="line" svg:x1="11.16cm" svg:y1="21.055cm" svg:x2="14.716cm" svg:y2="17.51cm" draw:start-shape="id18" draw:start-glue-point="10" draw:end-shape="id14" draw:end-glue-point="3" svg:d="M11160 21055l3556-3545" svg:viewBox="0 0 3557 3546">
          <text:p/>
        </draw:connector>
        <draw:connector draw:style-name="gr4" draw:text-style-name="P2" draw:layer="layout" draw:type="line" svg:x1="5.953cm" svg:y1="17.637cm" svg:x2="10.017cm" svg:y2="22.477cm" draw:start-shape="id9" draw:start-glue-point="1" draw:end-shape="id19" draw:end-glue-point="6" svg:d="M5953 17637l4064 4840" svg:viewBox="0 0 4065 4841">
          <text:p/>
        </draw:connector>
        <draw:connector draw:style-name="gr9" draw:text-style-name="P2" draw:layer="layout" draw:type="line" svg:x1="11.16cm" svg:y1="22.477cm" svg:x2="14.716cm" svg:y2="17.51cm" draw:start-shape="id19" draw:start-glue-point="10" draw:end-shape="id14" draw:end-glue-point="3" svg:d="M11160 22477l3556-4967" svg:viewBox="0 0 3557 4968">
          <text:p/>
        </draw:connector>
        <draw:connector draw:style-name="gr4" draw:text-style-name="P2" draw:layer="layout" draw:type="line" svg:x1="5.953cm" svg:y1="17.637cm" svg:x2="10.017cm" svg:y2="23.897cm" draw:start-shape="id9" draw:start-glue-point="1" draw:end-shape="id20" draw:end-glue-point="6" svg:d="M5953 17637l4064 6260" svg:viewBox="0 0 4065 6261">
          <text:p/>
        </draw:connector>
        <draw:connector draw:style-name="gr9" draw:text-style-name="P2" draw:layer="layout" draw:type="line" svg:x1="11.16cm" svg:y1="23.897cm" svg:x2="14.716cm" svg:y2="17.51cm" draw:start-shape="id20" draw:start-glue-point="10" draw:end-shape="id14" draw:end-glue-point="3" svg:d="M11160 23897l3556-6387" svg:viewBox="0 0 3557 6388">
          <text:p/>
        </draw:connector>
      </draw:page>
      <draw:page draw:name="page3" draw:style-name="dp1" draw:master-page-name="Default">
        <draw:custom-shape draw:style-name="gr10" draw:text-style-name="P2" xml:id="id25" draw:id="id25" draw:layer="layout" svg:width="1.524cm" svg:height="1.524cm" svg:x="6.08cm" svg:y="4.30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4" draw:id="id24" draw:layer="layout" svg:width="1.524cm" svg:height="1.524cm" svg:x="8.781cm" svg:y="6.10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xml:id="id22" draw:id="id22" draw:layer="layout" svg:x1="14.233cm" svg:y1="5.064cm" svg:x2="15.63cm" svg:y2="5.064cm">
          <text:p/>
        </draw:line>
        <draw:line draw:style-name="gr2" draw:text-style-name="P2" xml:id="id21" draw:id="id21" draw:layer="layout" svg:x1="7.604cm" svg:y1="5.064cm" svg:x2="8.366cm" svg:y2="5.064cm">
          <text:p/>
        </draw:line>
        <draw:connector draw:style-name="gr2" draw:text-style-name="P2" draw:layer="layout" draw:type="line" svg:x1="8.366cm" svg:y1="5.064cm" svg:x2="14.233cm" svg:y2="5.064cm" draw:start-shape="id21" draw:start-glue-point="1" draw:end-shape="id22" draw:end-glue-point="3" svg:d="M8366 5064h5867" svg:viewBox="0 0 5868 1">
          <text:p/>
        </draw:connector>
        <draw:connector draw:style-name="gr4" draw:text-style-name="P2" draw:layer="layout" svg:x1="14.233cm" svg:y1="5.064cm" svg:x2="13.206cm" svg:y2="6.866cm" draw:start-shape="id22" draw:start-glue-point="3" draw:end-shape="id23" draw:end-glue-point="10" svg:d="M14233 5064v1802h-1027" svg:viewBox="0 0 1028 1803">
          <text:p/>
        </draw:connector>
        <draw:connector draw:style-name="gr4" draw:text-style-name="P2" draw:layer="layout" draw:line-skew="1.289cm 1.162cm" svg:x1="8.781cm" svg:y1="6.865cm" svg:x2="8.366cm" svg:y2="5.064cm" draw:start-shape="id24" draw:start-glue-point="6" draw:end-shape="id21" draw:end-glue-point="1" svg:d="M8781 6865h-415v-1166-635" svg:viewBox="0 0 416 1802">
          <text:p/>
        </draw:connector>
        <draw:connector draw:style-name="gr7" draw:text-style-name="P2" draw:layer="layout" draw:type="line" svg:x1="4.333cm" svg:y1="5.068cm" svg:x2="6.08cm" svg:y2="5.064cm" draw:end-shape="id25" draw:end-glue-point="6" svg:d="M4333 5068l1747-4" svg:viewBox="0 0 1748 5">
          <text:p text:style-name="P1">S <text:s text:c="3"/></text:p>
          <text:p text:style-name="P1"/>
        </draw:connector>
        <draw:custom-shape draw:style-name="gr1" draw:text-style-name="P4" xml:id="id23" draw:id="id23" draw:layer="layout" svg:width="1.524cm" svg:height="1.524cm" svg:x="11.682cm" svg:y="6.104cm">
          <text:p text:style-name="P3"><text:span text:style-name="T1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682cm" svg:y1="6.866cm" svg:x2="10.305cm" svg:y2="6.865cm" draw:start-shape="id23" draw:start-glue-point="6" draw:end-shape="id24" draw:end-glue-point="10" svg:d="M11682 6866l-1377-1" svg:viewBox="0 0 1378 2">
          <text:p/>
        </draw:connector>
      </draw:page>
      <draw:page draw:name="page4" draw:style-name="dp1" draw:master-page-name="Default">
        <draw:custom-shape draw:style-name="gr12" draw:text-style-name="P2" xml:id="id27" draw:id="id27" draw:layer="layout" svg:width="1.143cm" svg:height="1.143cm" svg:x="10.503cm" svg:y="10.0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8" draw:id="id28" draw:layer="layout" svg:width="1.143cm" svg:height="1.143cm" svg:x="10.503cm" svg:y="11.4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9" draw:id="id29" draw:layer="layout" svg:width="1.143cm" svg:height="1.143cm" svg:x="10.503cm" svg:y="12.8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0" draw:id="id30" draw:layer="layout" svg:width="1.143cm" svg:height="1.143cm" svg:x="10.503cm" svg:y="14.29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2" draw:id="id32" draw:layer="layout" svg:width="1.143cm" svg:height="1.143cm" svg:x="10.503cm" svg:y="15.71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3" draw:id="id33" draw:layer="layout" svg:width="1.143cm" svg:height="1.143cm" svg:x="10.503cm" svg:y="17.13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4" draw:id="id34" draw:layer="layout" svg:width="1.143cm" svg:height="1.143cm" svg:x="10.503cm" svg:y="18.5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5" draw:id="id35" draw:layer="layout" svg:width="1.143cm" svg:height="1.143cm" svg:x="10.503cm" svg:y="19.9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6" draw:id="id36" draw:layer="layout" svg:width="1.143cm" svg:height="1.143cm" svg:x="10.503cm" svg:y="21.40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7" draw:id="id37" draw:layer="layout" svg:width="1.143cm" svg:height="1.143cm" svg:x="10.503cm" svg:y="22.8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xml:id="id26" draw:id="id26" draw:layer="layout" svg:x1="5.296cm" svg:y1="17.137cm" svg:x2="6.439cm" svg:y2="17.137cm">
          <text:p text:style-name="P1">digit <text:s text:c="4"/></text:p>
          <text:p text:style-name="P1"/>
        </draw:line>
        <draw:connector draw:style-name="gr4" draw:text-style-name="P2" draw:layer="layout" draw:type="line" svg:x1="6.439cm" svg:y1="17.137cm" svg:x2="10.503cm" svg:y2="10.597cm" draw:start-shape="id26" draw:start-glue-point="1" draw:end-shape="id27" draw:end-glue-point="6" svg:d="M6439 17137l4064-6540" svg:viewBox="0 0 4065 6541">
          <text:p/>
        </draw:connector>
        <draw:connector draw:style-name="gr4" draw:text-style-name="P2" draw:layer="layout" draw:type="line" svg:x1="6.439cm" svg:y1="17.137cm" svg:x2="10.503cm" svg:y2="12.02cm" draw:start-shape="id26" draw:start-glue-point="1" draw:end-shape="id28" draw:end-glue-point="6" svg:d="M6439 17137l4064-5117" svg:viewBox="0 0 4065 5118">
          <text:p/>
        </draw:connector>
        <draw:connector draw:style-name="gr4" draw:text-style-name="P2" draw:layer="layout" draw:type="line" svg:x1="6.439cm" svg:y1="17.137cm" svg:x2="10.503cm" svg:y2="13.442cm" draw:start-shape="id26" draw:start-glue-point="1" draw:end-shape="id29" draw:end-glue-point="6" svg:d="M6439 17137l4064-3695" svg:viewBox="0 0 4065 3696">
          <text:p/>
        </draw:connector>
        <draw:line draw:style-name="gr4" draw:text-style-name="P2" xml:id="id31" draw:id="id31" draw:layer="layout" svg:x1="15.202cm" svg:y1="17.01cm" svg:x2="16.726cm" svg:y2="17.01cm">
          <text:p/>
        </draw:line>
        <draw:connector draw:style-name="gr4" draw:text-style-name="P2" draw:layer="layout" draw:type="line" svg:x1="6.439cm" svg:y1="17.137cm" svg:x2="10.503cm" svg:y2="14.865cm" draw:start-shape="id26" draw:start-glue-point="1" draw:end-shape="id30" draw:end-glue-point="6" svg:d="M6439 17137l4064-2272" svg:viewBox="0 0 4065 2273">
          <text:p/>
        </draw:connector>
        <draw:connector draw:style-name="gr9" draw:text-style-name="P2" draw:layer="layout" draw:type="line" svg:x1="11.646cm" svg:y1="10.597cm" svg:x2="15.202cm" svg:y2="17.01cm" draw:start-shape="id27" draw:start-glue-point="10" draw:end-shape="id31" draw:end-glue-point="3" svg:d="M11646 10597l3556 6413" svg:viewBox="0 0 3557 6414">
          <text:p/>
        </draw:connector>
        <draw:connector draw:style-name="gr9" draw:text-style-name="P2" draw:layer="layout" draw:type="line" svg:x1="11.646cm" svg:y1="12.02cm" svg:x2="15.202cm" svg:y2="17.01cm" draw:start-shape="id28" draw:start-glue-point="10" draw:end-shape="id31" draw:end-glue-point="3" svg:d="M11646 12020l3556 4990" svg:viewBox="0 0 3557 4991">
          <text:p/>
        </draw:connector>
        <draw:connector draw:style-name="gr9" draw:text-style-name="P2" draw:layer="layout" draw:type="line" svg:x1="11.646cm" svg:y1="13.442cm" svg:x2="15.202cm" svg:y2="17.01cm" draw:start-shape="id29" draw:start-glue-point="10" draw:end-shape="id31" draw:end-glue-point="3" svg:d="M11646 13442l3556 3568" svg:viewBox="0 0 3557 3569">
          <text:p/>
        </draw:connector>
        <draw:connector draw:style-name="gr9" draw:text-style-name="P2" draw:layer="layout" draw:type="line" svg:x1="11.646cm" svg:y1="14.865cm" svg:x2="15.202cm" svg:y2="17.01cm" draw:start-shape="id30" draw:start-glue-point="10" draw:end-shape="id31" draw:end-glue-point="3" svg:d="M11646 14865l3556 2145" svg:viewBox="0 0 3557 2146">
          <text:p/>
        </draw:connector>
        <draw:connector draw:style-name="gr4" draw:text-style-name="P2" draw:layer="layout" draw:type="line" svg:x1="6.439cm" svg:y1="17.137cm" svg:x2="10.503cm" svg:y2="16.287cm" draw:start-shape="id26" draw:start-glue-point="1" draw:end-shape="id32" draw:end-glue-point="6" svg:d="M6439 17137l4064-850" svg:viewBox="0 0 4065 851">
          <text:p/>
        </draw:connector>
        <draw:connector draw:style-name="gr9" draw:text-style-name="P2" draw:layer="layout" draw:type="line" svg:x1="11.646cm" svg:y1="16.287cm" svg:x2="15.202cm" svg:y2="17.01cm" draw:start-shape="id32" draw:start-glue-point="10" draw:end-shape="id31" draw:end-glue-point="3" svg:d="M11646 16287l3556 723" svg:viewBox="0 0 3557 724">
          <text:p/>
        </draw:connector>
        <draw:connector draw:style-name="gr4" draw:text-style-name="P2" draw:layer="layout" draw:type="line" svg:x1="6.439cm" svg:y1="17.137cm" svg:x2="10.503cm" svg:y2="17.71cm" draw:start-shape="id26" draw:start-glue-point="1" draw:end-shape="id33" draw:end-glue-point="6" svg:d="M6439 17137l4064 573" svg:viewBox="0 0 4065 574">
          <text:p/>
        </draw:connector>
        <draw:connector draw:style-name="gr9" draw:text-style-name="P2" draw:layer="layout" draw:type="line" svg:x1="11.646cm" svg:y1="17.71cm" svg:x2="15.202cm" svg:y2="17.01cm" draw:start-shape="id33" draw:start-glue-point="10" draw:end-shape="id31" draw:end-glue-point="3" svg:d="M11646 17710l3556-700" svg:viewBox="0 0 3557 701">
          <text:p/>
        </draw:connector>
        <draw:connector draw:style-name="gr4" draw:text-style-name="P2" draw:layer="layout" draw:type="line" svg:x1="6.439cm" svg:y1="17.137cm" svg:x2="10.503cm" svg:y2="19.132cm" draw:start-shape="id26" draw:start-glue-point="1" draw:end-shape="id34" draw:end-glue-point="6" svg:d="M6439 17137l4064 1995" svg:viewBox="0 0 4065 1996">
          <text:p/>
        </draw:connector>
        <draw:connector draw:style-name="gr9" draw:text-style-name="P2" draw:layer="layout" draw:type="line" svg:x1="11.646cm" svg:y1="19.132cm" svg:x2="15.202cm" svg:y2="17.01cm" draw:start-shape="id34" draw:start-glue-point="10" draw:end-shape="id31" draw:end-glue-point="3" svg:d="M11646 19132l3556-2122" svg:viewBox="0 0 3557 2123">
          <text:p/>
        </draw:connector>
        <draw:connector draw:style-name="gr4" draw:text-style-name="P2" draw:layer="layout" draw:type="line" svg:x1="6.439cm" svg:y1="17.137cm" svg:x2="10.503cm" svg:y2="20.555cm" draw:start-shape="id26" draw:start-glue-point="1" draw:end-shape="id35" draw:end-glue-point="6" svg:d="M6439 17137l4064 3418" svg:viewBox="0 0 4065 3419">
          <text:p/>
        </draw:connector>
        <draw:connector draw:style-name="gr9" draw:text-style-name="P2" draw:layer="layout" draw:type="line" svg:x1="11.646cm" svg:y1="20.555cm" svg:x2="15.202cm" svg:y2="17.01cm" draw:start-shape="id35" draw:start-glue-point="10" draw:end-shape="id31" draw:end-glue-point="3" svg:d="M11646 20555l3556-3545" svg:viewBox="0 0 3557 3546">
          <text:p/>
        </draw:connector>
        <draw:connector draw:style-name="gr4" draw:text-style-name="P2" draw:layer="layout" draw:type="line" svg:x1="6.439cm" svg:y1="17.137cm" svg:x2="10.503cm" svg:y2="21.977cm" draw:start-shape="id26" draw:start-glue-point="1" draw:end-shape="id36" draw:end-glue-point="6" svg:d="M6439 17137l4064 4840" svg:viewBox="0 0 4065 4841">
          <text:p/>
        </draw:connector>
        <draw:connector draw:style-name="gr9" draw:text-style-name="P2" draw:layer="layout" draw:type="line" svg:x1="11.646cm" svg:y1="21.977cm" svg:x2="15.202cm" svg:y2="17.01cm" draw:start-shape="id36" draw:start-glue-point="10" draw:end-shape="id31" draw:end-glue-point="3" svg:d="M11646 21977l3556-4967" svg:viewBox="0 0 3557 4968">
          <text:p/>
        </draw:connector>
        <draw:connector draw:style-name="gr4" draw:text-style-name="P2" draw:layer="layout" draw:type="line" svg:x1="6.439cm" svg:y1="17.137cm" svg:x2="10.503cm" svg:y2="23.397cm" draw:start-shape="id26" draw:start-glue-point="1" draw:end-shape="id37" draw:end-glue-point="6" svg:d="M6439 17137l4064 6260" svg:viewBox="0 0 4065 6261">
          <text:p/>
        </draw:connector>
        <draw:connector draw:style-name="gr9" draw:text-style-name="P2" draw:layer="layout" draw:type="line" svg:x1="11.646cm" svg:y1="23.397cm" svg:x2="15.202cm" svg:y2="17.01cm" draw:start-shape="id37" draw:start-glue-point="10" draw:end-shape="id31" draw:end-glue-point="3" svg:d="M11646 23397l3556-6387" svg:viewBox="0 0 3557 6388">
          <text:p/>
        </draw:connector>
        <draw:custom-shape draw:style-name="gr13" draw:text-style-name="P2" xml:id="id44" draw:id="id44" draw:layer="layout" svg:width="2.286cm" svg:height="1.27cm" svg:x="7.361cm" svg:y="6.08cm">
          <text:p text:style-name="P1">digit</text:p>
          <draw:enhanced-geometry svg:viewBox="0 0 21600 21600" draw:type="rectangle" draw:enhanced-path="M 0 0 L 21600 0 21600 21600 0 21600 0 0 Z N"/>
        </draw:custom-shape>
        <draw:custom-shape draw:style-name="gr14" draw:text-style-name="P2" xml:id="id39" draw:id="id39" draw:layer="layout" svg:width="2.032cm" svg:height="1.27cm" svg:x="11.244cm" svg:y="7.812cm">
          <text:p text:style-name="P1">digit</text:p>
          <draw:enhanced-geometry svg:viewBox="0 0 21600 21600" draw:type="rectangle" draw:enhanced-path="M 0 0 L 21600 0 21600 21600 0 21600 0 0 Z N"/>
        </draw:custom-shape>
        <draw:line draw:style-name="gr2" draw:text-style-name="P2" xml:id="id38" draw:id="id38" draw:layer="layout" svg:x1="9.647cm" svg:y1="6.715cm" svg:x2="10.663cm" svg:y2="6.715cm">
          <text:p/>
        </draw:line>
        <draw:connector draw:style-name="gr2" draw:text-style-name="P2" draw:layer="layout" draw:type="line" svg:x1="10.663cm" svg:y1="6.715cm" svg:x2="16.708cm" svg:y2="6.715cm" draw:start-shape="id38" draw:start-glue-point="1" svg:d="M10663 6715h6045" svg:viewBox="0 0 6046 1">
          <text:p/>
        </draw:connector>
        <draw:connector draw:style-name="gr4" draw:text-style-name="P2" draw:layer="layout" svg:x1="11.244cm" svg:y1="8.447cm" svg:x2="10.663cm" svg:y2="6.715cm" draw:start-shape="id39" draw:start-glue-point="3" draw:end-shape="id38" draw:end-glue-point="1" svg:d="M11244 8447h-581v-1732" svg:viewBox="0 0 582 1733">
          <text:p/>
        </draw:connector>
        <draw:connector draw:style-name="gr4" draw:text-style-name="P2" xml:id="id45" draw:id="id45" draw:layer="layout" draw:line-skew="0.287cm" svg:x1="16.708cm" svg:y1="6.715cm" svg:x2="15.746cm" svg:y2="8.448cm" draw:end-shape="id40" draw:end-glue-point="10" svg:d="M16708 6715h70v1733h-1032" svg:viewBox="0 0 1033 1734">
          <text:p/>
        </draw:connector>
        <draw:connector draw:style-name="gr7" draw:text-style-name="P2" draw:layer="layout" draw:type="line" svg:x1="2.145cm" svg:y1="5.049cm" svg:x2="4.203cm" svg:y2="5.047cm" draw:end-shape="id41" draw:end-glue-point="6" svg:d="M2145 5049l2058-2" svg:viewBox="0 0 2059 3">
          <text:p text:style-name="P1">S <text:s/><text:s text:c="2"/><text:s/></text:p>
          <text:p text:style-name="P1"/>
        </draw:connector>
        <draw:custom-shape draw:style-name="gr12" draw:text-style-name="P2" xml:id="id41" draw:id="id41" draw:layer="layout" svg:width="1.143cm" svg:height="1.143cm" svg:x="4.203cm" svg:y="4.475cm">
          <text:p text:style-name="P1">[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143cm" svg:height="1.143cm" svg:x="18.503cm" svg:y="4.475cm">
          <text:p text:style-name="P1">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0" draw:id="id40" draw:layer="layout" svg:width="1.143cm" svg:height="1.143cm" svg:x="14.603cm" svg:y="7.876cm">
          <text:p text:style-name="P3"><text:span text:style-name="T1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4.603cm" svg:y1="8.448cm" svg:x2="13.276cm" svg:y2="8.447cm" draw:start-shape="id40" draw:start-glue-point="6" draw:end-shape="id39" draw:end-glue-point="1" svg:d="M14603 8448l-1327-1" svg:viewBox="0 0 1328 2">
          <text:p/>
        </draw:connector>
        <draw:line draw:style-name="gr2" draw:text-style-name="P2" xml:id="id42" draw:id="id42" draw:layer="layout" svg:x1="5.353cm" svg:y1="5.046cm" svg:x2="6.115cm" svg:y2="5.046cm">
          <text:p/>
        </draw:line>
        <draw:line draw:style-name="gr4" draw:text-style-name="P2" xml:id="id43" draw:id="id43" draw:layer="layout" svg:x1="17.648cm" svg:y1="5.046cm" svg:x2="18.537cm" svg:y2="5.046cm">
          <text:p/>
        </draw:line>
        <draw:connector draw:style-name="gr2" draw:text-style-name="P2" draw:layer="layout" draw:type="line" svg:x1="6.115cm" svg:y1="5.046cm" svg:x2="17.648cm" svg:y2="5.046cm" draw:start-shape="id42" draw:start-glue-point="1" draw:end-shape="id43" draw:end-glue-point="3" svg:d="M6115 5046h11533" svg:viewBox="0 0 11534 1">
          <text:p/>
        </draw:connector>
        <draw:connector draw:style-name="gr4" draw:text-style-name="P2" draw:layer="layout" draw:line-skew="-0.628cm" svg:x1="6.115cm" svg:y1="5.046cm" svg:x2="7.361cm" svg:y2="6.715cm" draw:start-shape="id42" draw:start-glue-point="1" draw:end-shape="id44" svg:d="M6115 5046h-5v1669h1251" svg:viewBox="0 0 1252 1670">
          <text:p/>
        </draw:connector>
        <draw:connector draw:style-name="gr15" draw:text-style-name="P1" draw:layer="layout" draw:line-skew="0.753cm" svg:x1="16.708cm" svg:y1="6.715cm" svg:x2="17.648cm" svg:y2="5.046cm" draw:start-shape="id45" draw:start-glue-point="2" draw:end-shape="id43" draw:end-glue-point="3" svg:d="M16708 6715h940v-1669" svg:viewBox="0 0 941 16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07:34:52.325499257</meta:creation-date>
    <dc:date>2018-01-16T08:01:55.302562187</dc:date>
    <meta:editing-duration>PT6M10S</meta:editing-duration>
    <meta:editing-cycles>1</meta:editing-cycles>
    <meta:document-statistic meta:object-count="106"/>
    <meta:generator>LibreOffice/5.4.2.2$Linux_X86_64 LibreOffice_project/40m0$Build-2</meta:generator>
  </office:meta>
</office:document-meta>
</file>